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58d" officeooo:paragraph-rsid="000d45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nt.h&gt;</text:p>
      <text:p text:style-name="P1">#include &lt;stdbool.h&gt;</text:p>
      <text:p text:style-name="P1">#include "inc/hw_memmap.h"</text:p>
      <text:p text:style-name="P1">#include "driverlib/debug.h"</text:p>
      <text:p text:style-name="P1">#include "driverlib/gpio.h"</text:p>
      <text:p text:style-name="P1">#include "driverlib/sysctl.h"</text:p>
      <text:p text:style-name="P1"/>
      <text:p text:style-name="P1">#ifdef DEBUG</text:p>
      <text:p text:style-name="P1">void</text:p>
      <text:p text:style-name="P1">__error__(char *pcFilename, uint32_t ui32Line)</text:p>
      <text:p text:style-name="P1">{</text:p>
      <text:p text:style-name="P1"><text:s text:c="4"/>while(1);</text:p>
      <text:p text:style-name="P1">}</text:p>
      <text:p text:style-name="P1">#endif</text:p>
      <text:p text:style-name="P1">volatile uint32_t ui32Loop;</text:p>
      <text:p text:style-name="P1">volatile uint32_t counter=0;</text:p>
      <text:p text:style-name="P1">//*****************************************************************************</text:p>
      <text:p text:style-name="P1">int main(void)</text:p>
      <text:p text:style-name="P1">{</text:p>
      <text:p text:style-name="P1"><text:s text:c="4"/>SysCtlClockFreqSet((SYSCTL_XTAL_25MHZ | SYSCTL_OSC_MAIN | SYSCTL_USE_PLL | SYSCTL_CFG_VCO_480),120000000);</text:p>
      <text:p text:style-name="P1"><text:s text:c="4"/>//</text:p>
      <text:p text:style-name="P1"><text:s text:c="4"/>// Enable the GPIO port that is used for the on-board LED.</text:p>
      <text:p text:style-name="P1"><text:s text:c="4"/>//</text:p>
      <text:p text:style-name="P1"><text:s text:c="4"/>SysCtlPeripheralEnable(SYSCTL_PERIPH_GPION);</text:p>
      <text:p text:style-name="P1"><text:s text:c="4"/>SysCtlPeripheralEnable(SYSCTL_PERIPH_GPIOF);</text:p>
      <text:p text:style-name="P1"><text:s text:c="4"/>SysCtlPeripheralEnable(SYSCTL_PERIPH_GPIOJ);</text:p>
      <text:p text:style-name="P1"><text:s text:c="4"/>//</text:p>
      <text:p text:style-name="P1"><text:s text:c="4"/>// Check if the peripheral access is enabled.</text:p>
      <text:p text:style-name="P1"><text:s text:c="4"/>//</text:p>
      <text:p text:style-name="P1"><text:s text:c="4"/>while(!SysCtlPeripheralReady(SYSCTL_PERIPH_GPION)|!SysCtlPeripheralReady(SYSCTL_PERIPH_GPIOF)|!SysCtlPeripheralReady(SYSCTL_PERIPH_GPIOJ))</text:p>
      <text:p text:style-name="P1"><text:s text:c="4"/>{ </text:p>
      <text:p text:style-name="P1"><text:s text:c="4"/>}</text:p>
      <text:p text:style-name="P1"><text:s text:c="4"/>//</text:p>
      <text:p text:style-name="P1"><text:s text:c="4"/>// Enable the GPIO pin for the LED (PN0). <text:s/>Set the direction as output, and</text:p>
      <text:p text:style-name="P1"><text:s text:c="4"/>// enable the GPIO pin for digital function.</text:p>
      <text:p text:style-name="P1"><text:s text:c="4"/>//</text:p>
      <text:p text:style-name="P1"><text:s text:c="4"/>GPIOPinTypeGPIOOutput(GPIO_PORTN_BASE, GPIO_PIN_0);</text:p>
      <text:p text:style-name="P1"><text:s text:c="4"/>GPIOPinTypeGPIOOutput(GPIO_PORTN_BASE, GPIO_PIN_1);</text:p>
      <text:p text:style-name="P1"><text:s text:c="4"/>GPIOPinTypeGPIOOutput(GPIO_PORTF_BASE, GPIO_PIN_4);</text:p>
      <text:p text:style-name="P1"><text:s text:c="4"/>GPIOPinTypeGPIOOutput(GPIO_PORTF_BASE, GPIO_PIN_0);</text:p>
      <text:p text:style-name="P1"><text:s text:c="4"/>//</text:p>
      <text:p text:style-name="P1"><text:s text:c="4"/>GPIOPinTypeGPIOInput(GPIO_PORTJ_BASE, GPIO_PIN_0);</text:p>
      <text:p text:style-name="P1"><text:s text:c="4"/>GPIOPadConfigSet(GPIO_PORTJ_BASE, GPIO_PIN_0, GPIO_STRENGTH_2MA, GPIO_PIN_TYPE_STD_WPU);</text:p>
      <text:p text:style-name="P1"><text:s text:c="4"/>//</text:p>
      <text:p text:style-name="P1"><text:s text:c="4"/>GPIOPinTypeGPIOInput(GPIO_PORTJ_BASE, GPIO_PIN_1);</text:p>
      <text:p text:style-name="P1"><text:s text:c="4"/>GPIOPadConfigSet(GPIO_PORTJ_BASE, GPIO_PIN_1, GPIO_STRENGTH_2MA, GPIO_PIN_TYPE_STD_WPU);</text:p>
      <text:p text:style-name="P1"><text:s text:c="4"/>//</text:p>
      <text:p text:style-name="P1"><text:soft-page-break/><text:s text:c="4"/>// Loop forever.</text:p>
      <text:p text:style-name="P1"><text:s text:c="4"/>//</text:p>
      <text:p text:style-name="P1"><text:s text:c="4"/>while(1)</text:p>
      <text:p text:style-name="P1"><text:s text:c="4"/>{</text:p>
      <text:p text:style-name="P1"><text:s text:c="4"/><text:tab/>if (GPIOPinRead(GPIO_PORTJ_BASE, GPIO_PIN_1)==0){</text:p>
      <text:p text:style-name="P1"><text:s text:c="4"/><text:tab/><text:tab/>counter++;</text:p>
      <text:p text:style-name="P1"><text:s text:c="4"/><text:tab/><text:tab/>while (GPIOPinRead(GPIO_PORTJ_BASE, GPIO_PIN_1) == 0) {</text:p>
      <text:p text:style-name="P1"><text:s text:c="16"/>// Espera activa</text:p>
      <text:p text:style-name="P1"><text:s text:c="12"/><text:tab/>}</text:p>
      <text:p text:style-name="P1"><text:s text:c="12"/><text:tab/>// Esperar un pequeño tiempo para evitar rebotes del botón</text:p>
      <text:p text:style-name="P1"><text:s text:c="12"/><text:tab/>SysCtlDelay(1000000);</text:p>
      <text:p text:style-name="P1"><text:s text:c="12"/><text:tab/> if (counter &gt;= 15){</text:p>
      <text:p text:style-name="P1"><text:s text:c="12"/><text:tab/><text:tab/>counter =15;</text:p>
      <text:p text:style-name="P1"><text:s text:c="12"/><text:tab/>}</text:p>
      <text:p text:style-name="P1"><text:s text:c="4"/><text:tab/>}</text:p>
      <text:p text:style-name="P1"><text:s text:c="4"/><text:tab/>else if (GPIOPinRead(GPIO_PORTJ_BASE, GPIO_PIN_0)==0){</text:p>
      <text:p text:style-name="P1"><text:s text:c="4"/><text:tab/><text:tab/>counter--;</text:p>
      <text:p text:style-name="P1"><text:s text:c="4"/><text:tab/><text:tab/>while (GPIOPinRead(GPIO_PORTJ_BASE, GPIO_PIN_0) == 0) {</text:p>
      <text:p text:style-name="P1"><text:s text:c="16"/>// Espera activa</text:p>
      <text:p text:style-name="P1"><text:s text:c="12"/><text:tab/>}</text:p>
      <text:p text:style-name="P1"><text:s text:c="12"/><text:tab/>// Esperar un pequeño tiempo para evitar rebotes del botón</text:p>
      <text:p text:style-name="P1"><text:s text:c="12"/><text:tab/>SysCtlDelay(1000000);</text:p>
      <text:p text:style-name="P1"><text:s text:c="12"/><text:tab/>if (counter == -1){</text:p>
      <text:p text:style-name="P1"><text:s text:c="12"/><text:tab/><text:tab/>counter =0;</text:p>
      <text:p text:style-name="P1"><text:s text:c="12"/><text:tab/>}</text:p>
      <text:p text:style-name="P1"><text:s text:c="4"/><text:tab/>}</text:p>
      <text:p text:style-name="P1"><text:s text:c="4"/><text:tab/>if (counter == 1){</text:p>
      <text:p text:style-name="P1"><text:s text:c="4"/><text:tab/><text:tab/>GPIOPinWrite(GPIO_PORTN_BASE, GPIO_PIN_1, GPIO_PIN_1);</text:p>
      <text:p text:style-name="P1"><text:s text:c="4"/><text:tab/><text:tab/>GPIOPinWrite(GPIO_PORTN_BASE, GPIO_PIN_0, 0x0);</text:p>
      <text:p text:style-name="P1"><text:s text:c="4"/><text:tab/><text:tab/>GPIOPinWrite(GPIO_PORTF_BASE, GPIO_PIN_4, 0x0);</text:p>
      <text:p text:style-name="P1"><text:s text:c="4"/><text:tab/><text:tab/>GPIOPinWrite(GPIO_PORTF_BASE, GPIO_PIN_0, 0x0);</text:p>
      <text:p text:style-name="P1"><text:s text:c="4"/><text:tab/>}</text:p>
      <text:p text:style-name="P1"><text:s text:c="4"/><text:tab/>else if (counter == 2){</text:p>
      <text:p text:style-name="P1"><text:s text:c="4"/><text:tab/><text:tab/>GPIOPinWrite(GPIO_PORTN_BASE, GPIO_PIN_1, 0x0);</text:p>
      <text:p text:style-name="P1"><text:s text:c="4"/><text:tab/><text:tab/>GPIOPinWrite(GPIO_PORTN_BASE, GPIO_PIN_0, GPIO_PIN_0);</text:p>
      <text:p text:style-name="P1"><text:s text:c="4"/><text:tab/><text:tab/>GPIOPinWrite(GPIO_PORTF_BASE, GPIO_PIN_4, 0x0);</text:p>
      <text:p text:style-name="P1"><text:s text:c="4"/><text:tab/><text:tab/>GPIOPinWrite(GPIO_PORTF_BASE, GPIO_PIN_0, 0x0);</text:p>
      <text:p text:style-name="P1"><text:s text:c="4"/><text:tab/>}</text:p>
      <text:p text:style-name="P1"><text:s text:c="4"/><text:tab/>else if (counter == 3){</text:p>
      <text:p text:style-name="P1"><text:s text:c="4"/><text:tab/><text:tab/>GPIOPinWrite(GPIO_PORTN_BASE, GPIO_PIN_1, GPIO_PIN_1);</text:p>
      <text:p text:style-name="P1"><text:s text:c="4"/><text:tab/><text:tab/>GPIOPinWrite(GPIO_PORTN_BASE, GPIO_PIN_0, GPIO_PIN_0);</text:p>
      <text:p text:style-name="P1"><text:s text:c="4"/><text:tab/><text:tab/>GPIOPinWrite(GPIO_PORTF_BASE, GPIO_PIN_4, 0x0);</text:p>
      <text:p text:style-name="P1"><text:s text:c="4"/><text:tab/><text:tab/>GPIOPinWrite(GPIO_PORTF_BASE, GPIO_PIN_0, 0x0);</text:p>
      <text:p text:style-name="P1"><text:s text:c="4"/><text:tab/>}</text:p>
      <text:p text:style-name="P1"><text:s text:c="4"/><text:tab/>else if (counter == 4){</text:p>
      <text:p text:style-name="P1"><text:s text:c="4"/><text:tab/><text:tab/>GPIOPinWrite(GPIO_PORTN_BASE, GPIO_PIN_1, 0x0);</text:p>
      <text:p text:style-name="P1"><text:s text:c="4"/><text:tab/><text:tab/>GPIOPinWrite(GPIO_PORTN_BASE, GPIO_PIN_0, 0x0);</text:p>
      <text:p text:style-name="P1"><text:s text:c="4"/><text:tab/><text:tab/>GPIOPinWrite(GPIO_PORTF_BASE, GPIO_PIN_4, GPIO_PIN_4);</text:p>
      <text:p text:style-name="P1"><text:s text:c="4"/><text:tab/><text:tab/>GPIOPinWrite(GPIO_PORTF_BASE, GPIO_PIN_0, 0x0);</text:p>
      <text:p text:style-name="P1"><text:s text:c="4"/><text:tab/>}</text:p>
      <text:p text:style-name="P1"><text:s text:c="4"/><text:tab/></text:p>
      <text:p text:style-name="P1"><text:s text:c="4"/><text:tab/>else if (counter == 5){</text:p>
      <text:p text:style-name="P1"><text:soft-page-break/><text:s text:c="4"/><text:tab/><text:tab/>GPIOPinWrite(GPIO_PORTN_BASE, GPIO_PIN_0, 0x0);</text:p>
      <text:p text:style-name="P1"><text:s text:c="4"/><text:tab/><text:tab/>GPIOPinWrite(GPIO_PORTN_BASE, GPIO_PIN_1, GPIO_PIN_1);</text:p>
      <text:p text:style-name="P1"><text:s text:c="4"/><text:tab/><text:tab/>GPIOPinWrite(GPIO_PORTF_BASE, GPIO_PIN_4, GPIO_PIN_4);</text:p>
      <text:p text:style-name="P1"><text:s text:c="4"/><text:tab/><text:tab/>GPIOPinWrite(GPIO_PORTF_BASE, GPIO_PIN_0, 0x0);</text:p>
      <text:p text:style-name="P1"><text:s text:c="4"/><text:tab/>}</text:p>
      <text:p text:style-name="P1"><text:s text:c="4"/><text:tab/>else if (counter == 6){</text:p>
      <text:p text:style-name="P1"><text:s text:c="4"/><text:tab/><text:tab/>GPIOPinWrite(GPIO_PORTN_BASE, GPIO_PIN_0, GPIO_PIN_0);</text:p>
      <text:p text:style-name="P1"><text:s text:c="4"/><text:tab/><text:tab/>GPIOPinWrite(GPIO_PORTN_BASE, GPIO_PIN_1, 0x0);</text:p>
      <text:p text:style-name="P1"><text:s text:c="4"/><text:tab/><text:tab/>GPIOPinWrite(GPIO_PORTF_BASE, GPIO_PIN_4, GPIO_PIN_4);</text:p>
      <text:p text:style-name="P1"><text:s text:c="4"/><text:tab/><text:tab/>GPIOPinWrite(GPIO_PORTF_BASE, GPIO_PIN_0, 0x0);</text:p>
      <text:p text:style-name="P1"><text:s text:c="4"/><text:tab/>}</text:p>
      <text:p text:style-name="P1"><text:s text:c="4"/><text:tab/>else if (counter == 7){</text:p>
      <text:p text:style-name="P1"><text:s text:c="4"/><text:tab/><text:tab/>GPIOPinWrite(GPIO_PORTN_BASE, GPIO_PIN_0, GPIO_PIN_0);</text:p>
      <text:p text:style-name="P1"><text:s text:c="4"/><text:tab/><text:tab/>GPIOPinWrite(GPIO_PORTN_BASE, GPIO_PIN_1, GPIO_PIN_1);</text:p>
      <text:p text:style-name="P1"><text:s text:c="4"/><text:tab/><text:tab/>GPIOPinWrite(GPIO_PORTF_BASE, GPIO_PIN_4, GPIO_PIN_4);</text:p>
      <text:p text:style-name="P1"><text:s text:c="4"/><text:tab/><text:tab/>GPIOPinWrite(GPIO_PORTF_BASE, GPIO_PIN_0, 0x0);</text:p>
      <text:p text:style-name="P1"><text:s text:c="4"/><text:tab/>}</text:p>
      <text:p text:style-name="P1"><text:s text:c="4"/><text:tab/>else if (counter == 8){</text:p>
      <text:p text:style-name="P1"><text:s text:c="4"/><text:tab/><text:tab/>GPIOPinWrite(GPIO_PORTN_BASE, GPIO_PIN_0, 0x0);</text:p>
      <text:p text:style-name="P1"><text:s text:c="4"/><text:tab/><text:tab/>GPIOPinWrite(GPIO_PORTN_BASE, GPIO_PIN_1, 0x0);</text:p>
      <text:p text:style-name="P1"><text:s text:c="4"/><text:tab/><text:tab/>GPIOPinWrite(GPIO_PORTF_BASE, GPIO_PIN_4, 0x0);</text:p>
      <text:p text:style-name="P1"><text:s text:c="4"/><text:tab/><text:tab/>GPIOPinWrite(GPIO_PORTF_BASE, GPIO_PIN_0, GPIO_PIN_0);</text:p>
      <text:p text:style-name="P1"><text:s text:c="4"/><text:tab/>}</text:p>
      <text:p text:style-name="P1"><text:s text:c="4"/><text:tab/>else if (counter == 9){</text:p>
      <text:p text:style-name="P1"><text:s text:c="4"/><text:tab/><text:tab/>GPIOPinWrite(GPIO_PORTN_BASE, GPIO_PIN_0, 0x0);</text:p>
      <text:p text:style-name="P1"><text:s text:c="4"/><text:tab/><text:tab/>GPIOPinWrite(GPIO_PORTN_BASE, GPIO_PIN_1, GPIO_PIN_1);</text:p>
      <text:p text:style-name="P1"><text:s text:c="4"/><text:tab/><text:tab/>GPIOPinWrite(GPIO_PORTF_BASE, GPIO_PIN_4, 0x0);</text:p>
      <text:p text:style-name="P1"><text:s text:c="4"/><text:tab/><text:tab/>GPIOPinWrite(GPIO_PORTF_BASE, GPIO_PIN_0, GPIO_PIN_0);</text:p>
      <text:p text:style-name="P1"><text:s text:c="4"/><text:tab/>}</text:p>
      <text:p text:style-name="P1"><text:s text:c="4"/><text:tab/>else if (counter == 10){</text:p>
      <text:p text:style-name="P1"><text:s text:c="4"/><text:tab/><text:tab/>GPIOPinWrite(GPIO_PORTN_BASE, GPIO_PIN_0, GPIO_PIN_0);</text:p>
      <text:p text:style-name="P1"><text:s text:c="4"/><text:tab/><text:tab/>GPIOPinWrite(GPIO_PORTN_BASE, GPIO_PIN_1, 0x0);</text:p>
      <text:p text:style-name="P1"><text:s text:c="4"/><text:tab/><text:tab/>GPIOPinWrite(GPIO_PORTF_BASE, GPIO_PIN_4, 0x0);</text:p>
      <text:p text:style-name="P1"><text:s text:c="4"/><text:tab/><text:tab/>GPIOPinWrite(GPIO_PORTF_BASE, GPIO_PIN_0, GPIO_PIN_0);</text:p>
      <text:p text:style-name="P1"><text:s text:c="4"/><text:tab/>}</text:p>
      <text:p text:style-name="P1"><text:s text:c="4"/><text:tab/>else if (counter == 11){</text:p>
      <text:p text:style-name="P1"><text:s text:c="4"/><text:tab/><text:tab/>GPIOPinWrite(GPIO_PORTN_BASE, GPIO_PIN_0, GPIO_PIN_0);</text:p>
      <text:p text:style-name="P1"><text:s text:c="4"/><text:tab/><text:tab/>GPIOPinWrite(GPIO_PORTN_BASE, GPIO_PIN_1, GPIO_PIN_1);</text:p>
      <text:p text:style-name="P1"><text:s text:c="4"/><text:tab/><text:tab/>GPIOPinWrite(GPIO_PORTF_BASE, GPIO_PIN_4, 0x0);</text:p>
      <text:p text:style-name="P1"><text:s text:c="4"/><text:tab/><text:tab/>GPIOPinWrite(GPIO_PORTF_BASE, GPIO_PIN_0, GPIO_PIN_0);</text:p>
      <text:p text:style-name="P1"><text:s text:c="4"/><text:tab/>}</text:p>
      <text:p text:style-name="P1"><text:s text:c="4"/><text:tab/>else if (counter == 12){</text:p>
      <text:p text:style-name="P1"><text:s text:c="4"/><text:tab/><text:tab/>GPIOPinWrite(GPIO_PORTN_BASE, GPIO_PIN_0, 0x0);</text:p>
      <text:p text:style-name="P1"><text:s text:c="4"/><text:tab/><text:tab/>GPIOPinWrite(GPIO_PORTN_BASE, GPIO_PIN_1, 0x0);</text:p>
      <text:p text:style-name="P1"><text:s text:c="4"/><text:tab/><text:tab/>GPIOPinWrite(GPIO_PORTF_BASE, GPIO_PIN_4, GPIO_PIN_4);</text:p>
      <text:p text:style-name="P1"><text:s text:c="4"/><text:tab/><text:tab/>GPIOPinWrite(GPIO_PORTF_BASE, GPIO_PIN_0, GPIO_PIN_0);</text:p>
      <text:p text:style-name="P1"><text:s text:c="4"/><text:tab/>}</text:p>
      <text:p text:style-name="P1"><text:s text:c="4"/><text:tab/>else if (counter == 13){</text:p>
      <text:p text:style-name="P1"><text:s text:c="4"/><text:tab/><text:tab/>GPIOPinWrite(GPIO_PORTN_BASE, GPIO_PIN_0, 0x0);</text:p>
      <text:p text:style-name="P1"><text:s text:c="4"/><text:tab/><text:tab/>GPIOPinWrite(GPIO_PORTN_BASE, GPIO_PIN_1, GPIO_PIN_1);</text:p>
      <text:p text:style-name="P1"><text:s text:c="4"/><text:tab/><text:tab/>GPIOPinWrite(GPIO_PORTF_BASE, GPIO_PIN_4, GPIO_PIN_4);</text:p>
      <text:p text:style-name="P1"><text:s text:c="4"/><text:tab/><text:tab/>GPIOPinWrite(GPIO_PORTF_BASE, GPIO_PIN_0, GPIO_PIN_0);</text:p>
      <text:p text:style-name="P1"><text:soft-page-break/><text:s text:c="4"/><text:tab/>}</text:p>
      <text:p text:style-name="P1"><text:s text:c="4"/><text:tab/>else if (counter == 14){</text:p>
      <text:p text:style-name="P1"><text:s text:c="4"/><text:tab/><text:tab/>GPIOPinWrite(GPIO_PORTN_BASE, GPIO_PIN_0, GPIO_PIN_0);</text:p>
      <text:p text:style-name="P1"><text:s text:c="4"/><text:tab/><text:tab/>GPIOPinWrite(GPIO_PORTN_BASE, GPIO_PIN_1, 0x0);</text:p>
      <text:p text:style-name="P1"><text:s text:c="4"/><text:tab/><text:tab/>GPIOPinWrite(GPIO_PORTF_BASE, GPIO_PIN_4, GPIO_PIN_4);</text:p>
      <text:p text:style-name="P1"><text:s text:c="4"/><text:tab/><text:tab/>GPIOPinWrite(GPIO_PORTF_BASE, GPIO_PIN_0, GPIO_PIN_0);</text:p>
      <text:p text:style-name="P1"><text:s text:c="4"/><text:tab/>}</text:p>
      <text:p text:style-name="P1"><text:s text:c="4"/><text:tab/>else if (counter == 15){</text:p>
      <text:p text:style-name="P1"><text:s text:c="4"/><text:tab/><text:tab/>GPIOPinWrite(GPIO_PORTN_BASE, GPIO_PIN_0, GPIO_PIN_0);</text:p>
      <text:p text:style-name="P1"><text:s text:c="4"/><text:tab/><text:tab/>GPIOPinWrite(GPIO_PORTN_BASE, GPIO_PIN_1, GPIO_PIN_1);</text:p>
      <text:p text:style-name="P1"><text:s text:c="4"/><text:tab/><text:tab/>GPIOPinWrite(GPIO_PORTF_BASE, GPIO_PIN_4, GPIO_PIN_4);</text:p>
      <text:p text:style-name="P1"><text:s text:c="4"/><text:tab/><text:tab/>GPIOPinWrite(GPIO_PORTF_BASE, GPIO_PIN_0, GPIO_PIN_0);</text:p>
      <text:p text:style-name="P1"><text:s text:c="4"/><text:tab/>}</text:p>
      <text:p text:style-name="P1"><text:s text:c="4"/><text:tab/>else if (counter == 0){</text:p>
      <text:p text:style-name="P1"><text:s text:c="4"/><text:tab/><text:tab/>GPIOPinWrite(GPIO_PORTN_BASE, GPIO_PIN_0, 0x0);</text:p>
      <text:p text:style-name="P1"><text:s text:c="4"/><text:tab/><text:tab/>GPIOPinWrite(GPIO_PORTN_BASE, GPIO_PIN_1, 0x0);</text:p>
      <text:p text:style-name="P1"><text:s text:c="4"/><text:tab/><text:tab/>GPIOPinWrite(GPIO_PORTF_BASE, GPIO_PIN_4, 0x0);</text:p>
      <text:p text:style-name="P1"><text:s text:c="4"/><text:tab/><text:tab/>GPIOPinWrite(GPIO_PORTF_BASE, GPIO_PIN_0, 0x0);</text:p>
      <text:p text:style-name="P1"><text:s text:c="4"/><text:tab/>}</text:p>
      <text:p text:style-name="P1"><text:s text:c="4"/>}</text:p>
      <text:p text:style-name="P1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2:03:37.362628222</meta:creation-date>
    <dc:date>2024-09-03T12:04:05.620715013</dc:date>
    <meta:editing-duration>PT28S</meta:editing-duration>
    <meta:editing-cycles>1</meta:editing-cycles>
    <meta:document-statistic meta:table-count="0" meta:image-count="0" meta:object-count="0" meta:page-count="4" meta:paragraph-count="171" meta:word-count="481" meta:character-count="6532" meta:non-whitespace-character-count="5300"/>
    <meta:generator>LibreOffice/24.2.5.2$Linux_X86_64 LibreOffice_project/420$Build-2</meta:generator>
  </office:meta>
</office:document-meta>
</file>